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Standard">
      <style:text-properties officeooo:paragraph-rsid="0007d2f7"/>
    </style:style>
    <style:style style:name="P14" style:family="paragraph" style:parent-style-name="Table_20_Contents">
      <style:paragraph-properties fo:text-align="start" style:justify-single-word="false" fo:widows="1"/>
      <style:text-properties style:font-name="Times New Roman" fo:font-size="12pt" officeooo:paragraph-rsid="0009d194" style:font-size-asian="12pt" style:font-size-complex="12pt"/>
    </style:style>
    <style:style style:name="P15" style:family="paragraph" style:parent-style-name="Footer">
      <style:paragraph-properties fo:text-align="center" style:justify-single-word="false"/>
      <style:text-properties officeooo:paragraph-rsid="000cb377"/>
    </style:style>
    <style:style style:name="P16" style:family="paragraph" style:parent-style-name="Table_20_Contents" style:list-style-name="L2"/>
    <style:style style:name="P17" style:family="paragraph" style:parent-style-name="Table_20_Contents" style:list-style-name="L2">
      <style:text-properties style:font-name="Times New Roman" fo:font-size="12pt" officeooo:paragraph-rsid="0007d2f7" style:font-size-asian="12pt" style:font-size-complex="12pt"/>
    </style:style>
    <style:style style:name="P18" style:family="paragraph" style:parent-style-name="Table_20_Contents" style:list-style-name="L2">
      <style:text-properties style:font-name="Times New Roman" fo:font-size="12pt" officeooo:paragraph-rsid="000a17c8" style:font-size-asian="12pt" style:font-size-complex="12pt"/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7d2f7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f9c6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d2f7"/>
    </style:style>
    <style:style style:name="T19" style:family="text">
      <style:text-properties fo:font-variant="normal" fo:text-transform="none" fo:color="#000000" fo:letter-spacing="normal" fo:font-style="normal" fo:font-weight="normal"/>
    </style:style>
    <style:style style:name="T20" style:family="text">
      <style:text-properties fo:font-variant="normal" fo:text-transform="none" fo:color="#000000" fo:letter-spacing="normal" fo:font-style="normal" fo:font-weight="normal" officeooo:rsid="001f90df"/>
    </style:style>
    <style:style style:name="T21" style:family="text">
      <style:text-properties officeooo:rsid="000a17c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a17c8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719704250000" text:id="ct14071970425000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719704250288" text:id="ct14071970425028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704250496" text:id="ct14071970425049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704250704" text:id="ct14071970425070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717026832" text:id="ct14071971702683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719779086336" text:id="ct14071977908633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719704250000"/><text:change-start text:change-id="ct140719704250288"/>Adopt<text:change-end text:change-id="ct140719704250288"/>ed<text:change-start text:change-id="ct140719704250496"/> as a <text:change-end text:change-id="ct140719704250496"/>NMRA <text:change-start text:change-id="ct140719704250704"/>Standard<text:change-end text:change-id="ct140719704250704"/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719717026832"/><text:change-start text:change-id="ct140719779086336"/>Version History<text:change-end text:change-id="ct14071977908633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18">submitted for public comment</text:span></text:p>
          </table:table-cell>
        </table:table-row>
        <table:table-row>
          <table:table-cell table:style-name="Table2.A2" office:value-type="string">
            <text:p text:style-name="P13"><text:span text:style-name="Page_20_Number"><text:span text:style-name="T4">Feb 6, 2016</text:span></text:span></text:p>
          </table:table-cell>
          <table:table-cell table:style-name="Table2.A2" office:value-type="string">
            <text:list xml:id="list6759207043305726832" text:style-name="L2">
              <text:list-header>
                <text:p text:style-name="P16"/>
              </text:list-header>
            </text:list>
          </table:table-cell>
          <table:table-cell table:style-name="Table2.C2" office:value-type="string">
            <text:p text:style-name="P14"><text:span text:style-name="T19">Minor grammatical corrections and </text:span><text:span text:style-name="T20">readability</text:span><text:span text:style-name="T19"> improvements </text:span><text:span text:style-name="T20">as well as the following specific changes:</text:span></text:p>
            <text:list xml:id="list5792471311392382052" text:style-name="L2">
              <text:list-item>
                <text:p text:style-name="P18">Added <text:span text:style-name="T22">Long (16-bit) NMRA DCC manufacture</text:span><text:span text:style-name="T23">r</text:span><text:span text:style-name="T22"> identifiers</text:span> table entry to 5.1 Overview section</text:p>
              </text:list-item>
              <text:list-item>
                <text:p text:style-name="P18">Removed part of section <text:span text:style-name="T22">5.7 Specifically Assigned by Request</text:span> including the table of <text:span text:style-name="T24">Unique ID Ranges </text:span>allocated to named individuals</text:p>
              </text:list-item>
              <text:list-item>
                <text:p text:style-name="P18">Added notice to section <text:span text:style-name="T22">5.8 Locomotive Control Systems</text:span> to not use</text:p>
              </text:list-item>
              <text:list-item>
                <text:p text:style-name="P18">Added to section <text:span text:style-name="T22">5.10 Temporary Assigned by Software at Runtime</text:span></text:p>
              </text:list-item>
              <text:list-item>
                <text:p text:style-name="P18">Added section <text:span text:style-name="T22">5.11 Long (16-bit) NMRA DCC Manufacturer Specific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arial" svg:font-family="arial, sans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 style:master-page-name="">
      <style:graphic-properties draw:fill-image-width="0in" draw:fill-image-height="0in"/>
      <style:paragraph-properties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0cb377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f9c6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08:50:26.188207813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Unique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0.3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0</meta:editing-cycles>
    <meta:editing-duration>P1DT10H55M33S</meta:editing-duration>
    <meta:generator>LibreOffice/4.4.0.3$MacOSX_X86_64 LibreOffice_project/de093506bcdc5fafd9023ee680b8c60e3e0645d7</meta:generator>
    <dc:date>2016-02-08T08:50:26.010924000</dc:date>
    <meta:printed-by>Bob Jacobsen</meta:printed-by>
    <meta:print-date>2010-09-15T08:46:04</meta:print-date>
    <meta:document-statistic meta:table-count="2" meta:image-count="0" meta:object-count="0" meta:page-count="1" meta:paragraph-count="22" meta:word-count="164" meta:character-count="1008" meta:non-whitespace-character-count="864"/>
  </office:meta>
</office:document-meta>
</file>